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5-11_15-44-33_000.jpg</text:p>
          </table:table-cell>
          <table:table-cell table:style-name="ce20" office:value-type="string">
            <text:p>:m 東和 PHOTO / 210512w / 大森町駅 / 大森町プロジェクト / １名 / ホクシン設備（小川建設） / 資料：天気</text:p>
          </table:table-cell>
          <table:table-cell table:style-name="ce4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東和 PHOTO / 210512w / 大森町駅 / 大森町プロジェクト / １名 / ホクシン設備（小川建設） / 資料：天気">
            <text:p>:m 東和 PHOTO / 210512w / 大森町駅 / 大森町プロジェクト / １名 / ホクシン設備（小川建設） / 資料：天気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5-11_15-51-07_000.jpg</text:p>
          </table:table-cell>
          <table:table-cell table:style-name="ce20" office:value-type="string">
            <text:p>:m 東和 PHOTO / 210512w / 大森町駅 / 大森町プロジェクト / １名 / ホクシン設備（小川建設） / 資料：指示書</text:p>
          </table:table-cell>
          <table:table-cell table:style-name="ce4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東和 PHOTO / 210512w / 大森町駅 / 大森町プロジェクト / １名 / ホクシン設備（小川建設） / 資料：指示書">
            <text:p>:m 東和 PHOTO / 210512w / 大森町駅 / 大森町プロジェクト / １名 / ホクシン設備（小川建設） / 資料：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5-11_15-51-32_000.jpg</text:p>
          </table:table-cell>
          <table:table-cell table:style-name="ce20" office:value-type="string">
            <text:p>:m 東和 PHOTO / 210512w / 大森町駅 / 大森町プロジェクト / １名 / ホクシン設備（小川建設） / 資料：指示書</text:p>
          </table:table-cell>
          <table:table-cell table:style-name="ce19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東和 PHOTO / 210512w / 大森町駅 / 大森町プロジェクト / １名 / ホクシン設備（小川建設） / 資料：指示書">
            <text:p>:m 東和 PHOTO / 210512w / 大森町駅 / 大森町プロジェクト / １名 / ホクシン設備（小川建設） / 資料：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5-12_06-41-39_000.jpg</text:p>
          </table:table-cell>
          <table:table-cell table:style-name="ce20" office:value-type="string">
            <text:p>:m 東和 PHOTO / 210512w / 大森町駅 / 大森町プロジェクト / １名 / ホクシン設備（小川建設） / 資料：交通（部分）</text:p>
          </table:table-cell>
          <table:table-cell table:style-name="ce17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東和 PHOTO / 210512w / 大森町駅 / 大森町プロジェクト / １名 / ホクシン設備（小川建設） / 資料：交通（部分）">
            <text:p>:m 東和 PHOTO / 210512w / 大森町駅 / 大森町プロジェクト / １名 / ホクシン設備（小川建設） / 資料：交通（部分）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4" office:value-type="string">
            <text:p>2021-05-18_19-03-53_000.jpg</text:p>
          </table:table-cell>
          <table:table-cell table:style-name="ce18" office:value-type="string">
            <text:p>:m :篠笛,shinobue #*# / session-memo / s.1:prac,for=prev:5-15:s-1,notes=h:1-3-6-0-6-3,Re+,tempo=~,other=~,key=~ \\\ s.2:prac:N,for=~,Re+,tempo=~,other=~,key=~,notes=h:6-&gt;1;6-&gt;2 \\\ s.3:prac:prev-4,for=~,ReX,tempo=~,other=~,key=~,notes=h:3-3!-3</text:p>
          </table:table-cell>
          <table:table-cell table:style-name="ce18"/>
          <table:table-cell table:style-name="ce4"/>
          <table:table-cell table:style-name="ce4" office:value-type="string">
            <text:p>N-35-35-28.614807 E-139-34-49.324951</text:p>
          </table:table-cell>
          <table:table-cell table:style-name="ce38" table:formula="of:=IF([.E6]=&quot;&quot;;[.C6];CONCATENATE([.C6];&quot; / &quot;;[.E6]))" office:value-type="string" office:string-value=":m :篠笛,shinobue #*# / session-memo / s.1:prac,for=prev:5-15:s-1,notes=h:1-3-6-0-6-3,Re+,tempo=~,other=~,key=~ \\\ s.2:prac:N,for=~,Re+,tempo=~,other=~,key=~,notes=h:6-&gt;1;6-&gt;2 \\\ s.3:prac:prev-4,for=~,ReX,tempo=~,other=~,key=~,notes=h:3-3!-3">
            <text:p>:m :篠笛,shinobue #*# / session-memo / s.1:prac,for=prev:5-15:s-1,notes=h:1-3-6-0-6-3,Re+,tempo=~,other=~,key=~ \\\ s.2:prac:N,for=~,Re+,tempo=~,other=~,key=~,notes=h:6-&gt;1;6-&gt;2 \\\ s.3:prac:prev-4,for=~,ReX,tempo=~,other=~,key=~,notes=h:3-3!-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5-18_19-53-30_000.jpg</text:p>
          </table:table-cell>
          <table:table-cell table:style-name="ce19" office:value-type="string">
            <text:p>:PHOTO 記録 / subject=資料 format=PC画面 / content=電話番号：地域包括支援センター for=小島さん介助のため other=母親に頼んで表示してもらった</text:p>
          </table:table-cell>
          <table:table-cell table:style-name="ce19"/>
          <table:table-cell table:style-name="ce4"/>
          <table:table-cell table:style-name="ce4" office:value-type="string">
            <text:p>N-35-35-28.463745 E-139-34-49.379882</text:p>
          </table:table-cell>
          <table:table-cell table:style-name="ce38" table:formula="of:=IF([.E7]=&quot;&quot;;[.C7];CONCATENATE([.C7];&quot; / &quot;;[.E7]))" office:value-type="string" office:string-value=":PHOTO 記録 / subject=資料 format=PC画面 / content=電話番号：地域包括支援センター for=小島さん介助のため other=母親に頼んで表示してもらった">
            <text:p>:PHOTO 記録 / subject=資料 format=PC画面 / content=電話番号：地域包括支援センター for=小島さん介助のため other=母親に頼んで表示してもらった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5-18_21-28-55_000.jpg</text:p>
          </table:table-cell>
          <table:table-cell table:style-name="ce20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73608 E-139-34-49.379882</text:p>
          </table:table-cell>
          <table:table-cell table:style-name="ce38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5-19_03-34-43_000.jpg</text:p>
          </table:table-cell>
          <table:table-cell table:style-name="ce18" office:value-type="string">
            <text:p>:m other / log / 寝る前　ウェブ閲覧　記録　（for オナニー） / 了</text:p>
          </table:table-cell>
          <table:table-cell table:style-name="ce17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other / log / 寝る前　ウェブ閲覧　記録　（for オナニー） / 了">
            <text:p>:m other / log / 寝る前　ウェブ閲覧　記録　（for オナニー） / 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5-19_03-34-49_000.jpg</text:p>
          </table:table-cell>
          <table:table-cell table:style-name="ce19" office:value-type="string">
            <text:p>:m :PHOTO 寝た時刻 / 2020</text:p>
          </table:table-cell>
          <table:table-cell table:style-name="ce17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3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5">
            <text:p>3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5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5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5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5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51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9">2021/05/19</text:date>, <text:time>09:54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5-19T09:54:11.10</dc:date>
    <dc:creator>iwabuchi ken</dc:creator>
    <meta:editing-duration>P33DT13H56M47S</meta:editing-duration>
    <meta:editing-cycles>12466</meta:editing-cycles>
    <meta:document-statistic meta:table-count="1" meta:cell-count="341" meta:object-count="0"/>
  </office:meta>
</office:document-meta>
</file>